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/>
    </style:style>
    <style:style style:name="P2" style:family="paragraph" style:parent-style-name="Standard">
      <style:text-properties fo:background-color="#ffff00"/>
    </style:style>
    <style:style style:name="P3" style:family="paragraph" style:parent-style-name="Standard">
      <style:text-properties fo:background-color="#ffff00"/>
    </style:style>
    <style:style style:name="P4" style:family="paragraph" style:parent-style-name="Standard">
      <style:text-properties fo:color="#c9211e" loext:opacity="100%"/>
    </style:style>
    <style:style style:name="T1" style:family="text">
      <style:text-properties fo:color="#c9211e" loext:opacity="100%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ESTE REALIZADO</text:p>
      <text:p text:style-name="Standard"/>
      <text:p text:style-name="Standard"><text:s/></text:p>
      <text:p text:style-name="Standard"><text:span text:style-name="T3">Questão1</text:span> <text:s/></text:p>
      <text:p text:style-name="Standard"><text:s/></text:p>
      <text:p text:style-name="Standard"><text:s text:c="3"/>Cada um de nós vê o mundo através das lentes específicas de nossa própria ________.</text:p>
      <text:p text:style-name="Standard"><text:s/></text:p>
      <text:p text:style-name="Standard">1 - classe social</text:p>
      <text:p text:style-name="Standard">2 - profissão</text:p>
      <text:p text:style-name="Standard">3 - idade</text:p>
      <text:p text:style-name="Standard">4 - imaginação</text:p>
      <text:p text:style-name="P3">5 - experiência</text:p>
      <text:p text:style-name="Standard"><text:s/></text:p>
      <text:p text:style-name="P3">Sua resposta: experiência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1">Questão2 <text:s/></text:p>
      <text:p text:style-name="Standard"><text:s/></text:p>
      <text:p text:style-name="Standard"><text:s text:c="3"/>O mapa mental é na realidade uma grande quantidade de relações __________ entre opções de comportamentos e resultados esperados.</text:p>
      <text:p text:style-name="Standard"><text:s/></text:p>
      <text:p text:style-name="P1">1 - comparativas</text:p>
      <text:p text:style-name="Standard">2 - de antagonismo</text:p>
      <text:p text:style-name="Standard">3 - de neutralidade</text:p>
      <text:p text:style-name="Standard">4 - temporais</text:p>
      <text:p text:style-name="Standard">5 - de causa e efeito</text:p>
      <text:p text:style-name="Standard"><text:s/></text:p>
      <text:p text:style-name="P1">Sua resposta: comparativas</text:p>
      <text:p text:style-name="Standard">Valor: Resposta Errada - Consulte a página 13</text:p>
      <text:p text:style-name="Standard">Valor recebido: 0.00</text:p>
      <text:p text:style-name="Standard"/>
      <text:p text:style-name="Standard"/>
      <text:p text:style-name="Standard"><text:s/></text:p>
      <text:p text:style-name="Standard"><text:s/></text:p>
      <text:p text:style-name="P3">Questão3 <text:s/></text:p>
      <text:p text:style-name="Standard"><text:s/></text:p>
      <text:p text:style-name="Standard"><text:s text:c="3"/>Os reforços psicológicos positivos __________ as ligações existentes entre grupos de neurônios.</text:p>
      <text:p text:style-name="Standard"><text:s/></text:p>
      <text:p text:style-name="Standard">1 - atenuam</text:p>
      <text:p text:style-name="P3">2 - reforçam</text:p>
      <text:p text:style-name="Standard">3 - mantêm constantes</text:p>
      <text:p text:style-name="Standard">4 - eliminam</text:p>
      <text:p text:style-name="Standard">5 - ajustam</text:p>
      <text:p text:style-name="Standard"><text:s/></text:p>
      <text:p text:style-name="P3">Sua resposta: reforçam</text:p>
      <text:p text:style-name="Standard">Valor: Resposta Correta</text:p>
      <text:p text:style-name="Standard">Valor recebido: 10.00</text:p>
      <text:p text:style-name="Standard"/>
      <text:p text:style-name="Standard"><text:soft-page-break/></text:p>
      <text:p text:style-name="Standard"><text:s/></text:p>
      <text:p text:style-name="Standard"><text:s/></text:p>
      <text:p text:style-name="P3">Questão4 <text:s/></text:p>
      <text:p text:style-name="Standard"><text:s/></text:p>
      <text:p text:style-name="Standard"><text:s text:c="3"/>Ao deparar-se com um assunto já conhecido, nosso mapa mental __________.</text:p>
      <text:p text:style-name="Standard"><text:s/></text:p>
      <text:p text:style-name="Standard">1 - descarta-o imediatamente</text:p>
      <text:p text:style-name="Standard">2 - modifica-o inconscientemente</text:p>
      <text:p text:style-name="P3">3 - compara-o com os conhecimentos anteriores</text:p>
      <text:p text:style-name="Standard">4 - registra-o sem prévia análise</text:p>
      <text:p text:style-name="Standard">5 - registra-o mas não o classifica</text:p>
      <text:p text:style-name="Standard"><text:s/></text:p>
      <text:p text:style-name="P3">Sua resposta: compara-o com os conhecimentos anteriores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3">Questão5 <text:s/></text:p>
      <text:p text:style-name="Standard"><text:s/></text:p>
      <text:p text:style-name="Standard"><text:s text:c="3"/>À medida que o ser humano aprende algo novo, as ligações entre grupos de neurônios__________.</text:p>
      <text:p text:style-name="Standard"><text:s/></text:p>
      <text:p text:style-name="Standard">1 - mudam sua forma física</text:p>
      <text:p text:style-name="P3">2 - mudam sua composição química</text:p>
      <text:p text:style-name="Standard">3 - permanecem sem alteração</text:p>
      <text:p text:style-name="Standard">4 - são desfeitas</text:p>
      <text:p text:style-name="Standard">5 - triplicam de tamanho</text:p>
      <text:p text:style-name="Standard"><text:s/></text:p>
      <text:p text:style-name="P3">Sua resposta: mudam sua composição química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3">Questão6 <text:s/></text:p>
      <text:p text:style-name="Standard"><text:s/></text:p>
      <text:p text:style-name="Standard"><text:s text:c="3"/>Tudo aquilo que __________ representa um processo de punição.</text:p>
      <text:p text:style-name="Standard"><text:s/></text:p>
      <text:p text:style-name="Standard">1 - aprendemos</text:p>
      <text:p text:style-name="Standard">2 - vivenciamos</text:p>
      <text:p text:style-name="Standard">3 - presenciamos</text:p>
      <text:p text:style-name="P3">4 - desgostamos</text:p>
      <text:p text:style-name="Standard">5 - acreditamos</text:p>
      <text:p text:style-name="Standard"><text:s/></text:p>
      <text:p text:style-name="P3">Sua resposta: desgostamos</text:p>
      <text:p text:style-name="Standard">Valor: Resposta Correta</text:p>
      <text:p text:style-name="Standard">Valor recebido: 10.00</text:p>
      <text:p text:style-name="Standard"/>
      <text:p text:style-name="Standard"><text:soft-page-break/></text:p>
      <text:p text:style-name="Standard"><text:s/></text:p>
      <text:p text:style-name="Standard"><text:s/></text:p>
      <text:p text:style-name="P3">Questão7 <text:s/></text:p>
      <text:p text:style-name="Standard"><text:s/></text:p>
      <text:p text:style-name="Standard"><text:s text:c="3"/>As alterações químicas entre grupos de neurônios representam__________ de uma pessoa.</text:p>
      <text:p text:style-name="Standard"><text:s/></text:p>
      <text:p text:style-name="Standard">1 - o quociente de inteligência</text:p>
      <text:p text:style-name="Standard">2 - o quociente emocional</text:p>
      <text:p text:style-name="Standard">3 - os pontos vulneráveis</text:p>
      <text:p text:style-name="P3">4 - a história de toda a vida</text:p>
      <text:p text:style-name="Standard">5 - o nível intelectual</text:p>
      <text:p text:style-name="Standard"><text:s/></text:p>
      <text:p text:style-name="P3">Sua resposta: a história de toda a vida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1">Questão8 <text:s/></text:p>
      <text:p text:style-name="Standard"><text:s/></text:p>
      <text:p text:style-name="Standard"><text:s text:c="3"/>__________ é o conjunto de crenças e suposições que fornece ordem e previsibilidade ao nosso mundo pessoal.</text:p>
      <text:p text:style-name="Standard"><text:s/></text:p>
      <text:p text:style-name="Standard">1 - Nossa profissão</text:p>
      <text:p text:style-name="Standard">2 - Nosso sistema nervoso</text:p>
      <text:p text:style-name="Standard">3 - Nosso partido político</text:p>
      <text:p text:style-name="Standard">4 - Nosso mapa mental</text:p>
      <text:p text:style-name="P1">5 - Nosso nível social</text:p>
      <text:p text:style-name="Standard"><text:s/></text:p>
      <text:p text:style-name="P1">Sua resposta: Nosso nível social</text:p>
      <text:p text:style-name="Standard">Valor: Resposta Errada - Consulte a página 12</text:p>
      <text:p text:style-name="Standard">Valor recebido: 0.00</text:p>
      <text:p text:style-name="Standard"/>
      <text:p text:style-name="Standard"/>
      <text:p text:style-name="Standard"><text:s/></text:p>
      <text:p text:style-name="Standard"><text:s/></text:p>
      <text:p text:style-name="P3">Questão9 <text:s/></text:p>
      <text:p text:style-name="Standard"><text:s/></text:p>
      <text:p text:style-name="Standard"><text:s text:c="3"/>As pessoas adquirem suas crenças a partir da interpretação __________.</text:p>
      <text:p text:style-name="Standard"><text:s/></text:p>
      <text:p text:style-name="Standard">1 - dos ensinamentos da escola</text:p>
      <text:p text:style-name="Standard">2 - da experiência dos seus pais</text:p>
      <text:p text:style-name="Standard">3 - dos melhores autores</text:p>
      <text:p text:style-name="P3">4 - de suas experiências</text:p>
      <text:p text:style-name="Standard">5 - dos ensinamentos de infância</text:p>
      <text:p text:style-name="Standard"><text:s/></text:p>
      <text:p text:style-name="P3">Sua resposta: de suas experiências</text:p>
      <text:p text:style-name="Standard">Valor: Resposta Correta</text:p>
      <text:p text:style-name="Standard">Valor recebido: 10.00</text:p>
      <text:p text:style-name="Standard"/>
      <text:p text:style-name="Standard"><text:soft-page-break/></text:p>
      <text:p text:style-name="Standard"><text:s/></text:p>
      <text:p text:style-name="Standard"><text:s/></text:p>
      <text:p text:style-name="P3">Questão10 <text:s/></text:p>
      <text:p text:style-name="Standard"><text:s/></text:p>
      <text:p text:style-name="Standard"><text:s text:c="3"/>As experiências do Prof. Leone provaram que a aprendizagem, além da atividade física, pode ser concretizada também pela __________.</text:p>
      <text:p text:style-name="Standard"><text:s/></text:p>
      <text:p text:style-name="Standard">1 - leitura</text:p>
      <text:p text:style-name="Standard">2 - imitação</text:p>
      <text:p text:style-name="Standard">3 - hipnose</text:p>
      <text:p text:style-name="Standard">4 - prática constante</text:p>
      <text:p text:style-name="P3">5 - imaginação</text:p>
      <text:p text:style-name="Standard"><text:s/></text:p>
      <text:p text:style-name="P3">Sua resposta: imaginação</text:p>
      <text:p text:style-name="Standard">Valor: Resposta Correta</text:p>
      <text:p text:style-name="Standard">Valor recebido: 10.00</text:p>
      <text:p text:style-name="Standard"><text:s/></text:p>
      <text:p text:style-name="Standard"><text:s/></text:p>
      <text:p text:style-name="P2">Questão3 <text:s/></text:p>
      <text:p text:style-name="Standard"><text:s/></text:p>
      <text:p text:style-name="Standard"><text:s text:c="3"/>Os olhos somente conseguem ver as ondas eletromagnéticas que estão na faixa de frequência entre __________.</text:p>
      <text:p text:style-name="Standard"><text:s/></text:p>
      <text:p text:style-name="P1">1 - VHF e o UHF</text:p>
      <text:p text:style-name="P1">2 - infravermelho e o VHF</text:p>
      <text:p text:style-name="P2">3 - infravermelho e ultravioleta</text:p>
      <text:p text:style-name="Standard">4 - VHF e micro-onda</text:p>
      <text:p text:style-name="Standard">5 - as micro-ondas e o VHF</text:p>
      <text:p text:style-name="P1"><text:s/></text:p>
      <text:p text:style-name="P1">Sua resposta: infravermelho e o VHF</text:p>
      <text:p text:style-name="Standard">Valor: Resposta Errada - Consulte a página 7</text:p>
      <text:p text:style-name="Standard">Valor recebido: 0.00</text:p>
      <text:p text:style-name="Standard"/>
      <text:p text:style-name="Standard"><text:s/></text:p>
      <text:p text:style-name="Standard"><text:s/></text:p>
      <text:p text:style-name="P3">Questão6 <text:s/></text:p>
      <text:p text:style-name="Standard"><text:s/></text:p>
      <text:p text:style-name="Standard"><text:s text:c="3"/>Qualquer modificação no mapa mental provocará ações __________ no futuro.</text:p>
      <text:p text:style-name="Standard"><text:s/></text:p>
      <text:p text:style-name="Standard">1 - idênticas</text:p>
      <text:p text:style-name="Standard">2 - parecidas</text:p>
      <text:p text:style-name="P2">3 - diferentes</text:p>
      <text:p text:style-name="Standard">4 - inesperadas</text:p>
      <text:p text:style-name="Standard">5 - negativas</text:p>
      <text:p text:style-name="Standard"><text:s/></text:p>
      <text:p text:style-name="Standard">Sua resposta: idênticas</text:p>
      <text:p text:style-name="Standard">Valor: Resposta Errada - Consulte a página 13</text:p>
      <text:p text:style-name="Standard">Valor recebido: 0.00</text:p>
      <text:p text:style-name="Standard"/>
      <text:p text:style-name="Standard"/>
      <text:p text:style-name="Standard"><text:s/></text:p>
      <text:p text:style-name="Standard"><text:soft-page-break/><text:s/></text:p>
      <text:p text:style-name="P3">Questão7 <text:s/></text:p>
      <text:p text:style-name="Standard"><text:s/></text:p>
      <text:p text:style-name="Standard"><text:s text:c="3"/>Nosso sistema de __________ cria a nossa realidade.</text:p>
      <text:p text:style-name="Standard"><text:s/></text:p>
      <text:p text:style-name="Standard">1 - análise de problemas</text:p>
      <text:p text:style-name="P2">2 - crenças pessoais</text:p>
      <text:p text:style-name="Standard">3 - aprendizagem</text:p>
      <text:p text:style-name="Standard">4 - relacionamento interpessoal</text:p>
      <text:p text:style-name="Standard">5 - conhecimento</text:p>
      <text:p text:style-name="Standard"><text:s/></text:p>
      <text:p text:style-name="Standard">Sua resposta: análise de problemas</text:p>
      <text:p text:style-name="Standard">Valor: Resposta Errada - Consulte a página 16</text:p>
      <text:p text:style-name="Standard">Valor recebido: 0.00</text:p>
      <text:p text:style-name="Standard"/>
      <text:p text:style-name="Standard"/>
      <text:p text:style-name="Standard"/>
      <text:p text:style-name="Standard"/>
      <text:p text:style-name="Standard"/>
      <text:p text:style-name="Standard"><text:s/></text:p>
      <text:p text:style-name="Standard"><text:s/></text:p>
      <text:p text:style-name="Standard"><text:span text:style-name="T2">Questão9 </text:span><text:s/></text:p>
      <text:p text:style-name="Standard"><text:s/></text:p>
      <text:p text:style-name="Standard"><text:s text:c="3"/>Os processos de punição conseguem mudar um comportamento indesejável, porém eles __________ o nível de energia do funcionário.</text:p>
      <text:p text:style-name="Standard"><text:s/></text:p>
      <text:p text:style-name="Standard">1 - aumentam</text:p>
      <text:p text:style-name="Standard">2 - mantêm constante</text:p>
      <text:p text:style-name="P2">3 - reduzem</text:p>
      <text:p text:style-name="Standard">4 - eliminam</text:p>
      <text:p text:style-name="Standard">5 - quase não alteram</text:p>
      <text:p text:style-name="Standard"><text:s/></text:p>
      <text:p text:style-name="Standard">Sua resposta: aumentam</text:p>
      <text:p text:style-name="Standard">Valor: Resposta Errada - Consulte a página 18</text:p>
      <text:p text:style-name="Standard">Valor recebido: 0.00</text:p>
      <text:p text:style-name="Standard"/>
      <text:p text:style-name="Standard"/>
      <text:p text:style-name="Standard"><text:s/></text:p>
      <text:p text:style-name="Standard"><text:s/></text:p>
      <text:p text:style-name="P1">Questão10 <text:s/></text:p>
      <text:p text:style-name="Standard"><text:s/></text:p>
      <text:p text:style-name="Standard"><text:s text:c="3"/>__________ é o conjunto de crenças e suposições que fornece ordem e previsibilidade ao nosso mundo pessoal.</text:p>
      <text:p text:style-name="Standard"><text:s/></text:p>
      <text:p text:style-name="P1">1 - Nossa profissão</text:p>
      <text:p text:style-name="Standard">2 - Nosso sistema nervoso</text:p>
      <text:p text:style-name="Standard">3 - Nosso partido político</text:p>
      <text:p text:style-name="Standard">4 - Nosso mapa mental</text:p>
      <text:p text:style-name="Standard">5 - Nosso nível social</text:p>
      <text:p text:style-name="Standard"><text:s/></text:p>
      <text:p text:style-name="P1">Sua resposta: Nossa profissão</text:p>
      <text:p text:style-name="Standard">Valor: Resposta Errada - Consulte a página 12</text:p>
      <text:p text:style-name="Standard"><text:soft-page-break/>Valor recebido: 0.0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5T11:39:16.783326146</meta:creation-date>
    <dc:date>2023-05-23T17:17:25.240537811</dc:date>
    <meta:editing-duration>PT6M40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6" meta:paragraph-count="225" meta:word-count="740" meta:character-count="4484" meta:non-whitespace-character-count="3746"/>
  </office:meta>
</office:document-meta>
</file>